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5.084cm" fo:min-width="6.612cm"/>
    </style:style>
    <style:style style:name="gr2" style:family="graphic" style:parent-style-name="objectwithoutfill">
      <style:graphic-properties svg:stroke-color="#000000" draw:fill="none" draw:textarea-vertical-align="middle"/>
    </style:style>
    <style:style style:name="gr3" style:family="graphic" style:parent-style-name="standard">
      <style:graphic-properties draw:stroke="none" draw:fill="solid" draw:fill-color="#ffffff" draw:textarea-horizontal-align="right" draw:textarea-vertical-align="middle" draw:auto-grow-height="false" fo:min-height="0.254cm" fo:min-width="1.143cm" fo:padding-top="0cm" fo:padding-bottom="0cm" fo:padding-left="0cm" fo:padding-right="0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color="#ff0000" draw:fill="none" draw:textarea-vertical-align="middle"/>
    </style:style>
    <style:style style:name="gr6" style:family="graphic" style:parent-style-name="standard">
      <style:graphic-properties draw:stroke="none" draw:fill="none" draw:fill-color="#ffffff" draw:textarea-horizontal-align="right" draw:textarea-vertical-align="middle" draw:auto-grow-height="false" fo:min-height="0.254cm" fo:min-width="0.127cm" fo:padding-top="0cm" fo:padding-bottom="0cm" fo:padding-left="0cm" fo:padding-right="0cm"/>
      <style:paragraph-properties style:writing-mode="lr-tb"/>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end" style:writing-mode="lr-tb"/>
      <style:text-properties fo:font-size="8pt" style:font-size-asian="8pt" style:font-size-complex="8pt"/>
    </style:style>
    <style:style style:name="P4" style:family="paragraph">
      <loext:graphic-properties draw:fill="solid" draw:fill-color="#ffffff"/>
      <style:paragraph-properties fo:text-align="end" style:writing-mode="lr-tb"/>
      <style:text-properties fo:font-size="8pt" style:font-size-asian="8pt" style:font-size-complex="8pt"/>
    </style:style>
    <style:style style:name="P5" style:family="paragraph">
      <style:paragraph-properties fo:text-align="end" style:writing-mode="lr-tb"/>
      <style:text-properties fo:font-size="6pt" style:font-size-asian="6pt" style:font-size-complex="6pt"/>
    </style:style>
    <style:style style:name="P6" style:family="paragraph">
      <loext:graphic-properties draw:fill="none" draw:fill-color="#ffffff"/>
      <style:paragraph-properties fo:text-align="end" style:writing-mode="lr-tb"/>
      <style:text-properties fo:font-size="6pt" style:font-size-asian="6pt" style:font-size-complex="6pt"/>
    </style:style>
    <style:style style:name="T1" style:family="text">
      <style:text-properties fo:font-size="8pt" style:font-size-asian="8pt" style:font-size-complex="8pt"/>
    </style:style>
    <style:style style:name="T2"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12cm" svg:height="5.334cm" svg:x="1cm" svg:y="9.636cm">
          <text:p/>
          <draw:enhanced-geometry svg:viewBox="0 0 21600 21600" draw:type="rectangle" draw:enhanced-path="M 0 0 L 21600 0 21600 21600 0 21600 0 0 Z N"/>
        </draw:custom-shape>
        <draw:polyline draw:style-name="gr2" draw:text-style-name="P2" draw:layer="layout" svg:width="5.46cm" svg:height="0.253cm" svg:x="2.143cm" svg:y="9.89cm" svg:viewBox="0 0 5461 254" draw:points="0,254 127,254 127,0 254,0 254,254 381,254 381,0 508,0 508,254 635,254 635,0 762,0 762,254 889,254 889,0 1016,0 1016,254 1143,254 1143,0 1270,0 1270,254 1397,254 1397,0 1524,0 1524,254 1651,254 1651,0 1778,0 1778,254 1905,254 1905,0 2032,0 2032,254 2159,254 2159,0 2286,0 2286,254 2413,254 2413,0 2540,0 2540,254 2667,254 2667,0 2794,0 2794,254 2921,254 2921,0 3048,0 3048,254 3175,254 3175,0 3302,0 3302,254 3429,254 3429,0 3556,0 3556,254 3683,254 3683,0 3810,0 3810,254 3937,254 3937,0 4064,0 4064,254 4191,254 4191,0 4318,0 4318,254 4445,254 4445,0 4572,0 4572,254 4699,254 4699,0 4826,0 4826,254 4953,254 4953,0 5080,0 5080,254 5207,254 5207,0 5334,0 5334,254 5461,254 5461,0">
          <text:p/>
        </draw:polyline>
        <draw:polyline draw:style-name="gr2" draw:text-style-name="P2" draw:layer="layout" svg:width="5.587cm" svg:height="0.253cm" svg:x="2.143cm" svg:y="10.398cm" svg:viewBox="0 0 5588 254" draw:points="0,254 127,254 127,0 381,0 381,254 635,254 635,0 889,0 889,254 1143,254 1143,0 1397,0 1397,254 1651,254 1651,0 1905,0 1905,254 2159,254 2159,0 2413,0 2413,254 2667,254 2667,0 2921,0 2921,254 3175,254 3175,0 3429,0 3429,254 3683,254 3683,0 3937,0 3937,254 4191,254 4191,0 4445,0 4445,254 4699,254 4699,0 4953,0 4953,254 5207,254 5207,0 5461,0 5461,254 5588,254">
          <text:p/>
        </draw:polyline>
        <draw:custom-shape draw:style-name="gr3" draw:text-style-name="P4" draw:layer="layout" svg:width="1.143cm" svg:height="0.254cm" svg:x="1cm" svg:y="9.89cm">
          <text:p text:style-name="P3"><text:span text:style-name="T1">1MHz</text:span></text:p>
          <draw:enhanced-geometry svg:viewBox="0 0 21600 21600" draw:type="rectangle" draw:enhanced-path="M 0 0 L 21600 0 21600 21600 0 21600 0 0 Z N"/>
        </draw:custom-shape>
        <draw:custom-shape draw:style-name="gr3" draw:text-style-name="P4" draw:layer="layout" svg:width="1.143cm" svg:height="0.254cm" svg:x="1cm" svg:y="10.398cm">
          <text:p text:style-name="P3"><text:span text:style-name="T1">500KHz</text:span></text:p>
          <draw:enhanced-geometry svg:viewBox="0 0 21600 21600" draw:type="rectangle" draw:enhanced-path="M 0 0 L 21600 0 21600 21600 0 21600 0 0 Z N"/>
        </draw:custom-shape>
        <draw:custom-shape draw:style-name="gr3" draw:text-style-name="P4" draw:layer="layout" svg:width="1.143cm" svg:height="0.254cm" svg:x="1cm" svg:y="10.906cm">
          <text:p text:style-name="P3"><text:span text:style-name="T1">TxD</text:span></text:p>
          <draw:enhanced-geometry svg:viewBox="0 0 21600 21600" draw:type="rectangle" draw:enhanced-path="M 0 0 L 21600 0 21600 21600 0 21600 0 0 Z N"/>
        </draw:custom-shape>
        <draw:polyline draw:style-name="gr4" draw:text-style-name="P2" draw:layer="layout" svg:width="5.587cm" svg:height="0.253cm" svg:x="2.143cm" svg:y="10.906cm" svg:viewBox="0 0 5588 254" draw:points="0,254 381,254 381,0 889,0 889,254 1905,254 1905,0 2921,0 2921,254 3429,254 3429,0 3937,0 3937,254 4445,254 4445,0 5588,0">
          <text:p/>
        </draw:polyline>
        <draw:custom-shape draw:style-name="gr3" draw:text-style-name="P4" draw:layer="layout" svg:width="1.143cm" svg:height="0.254cm" svg:x="1cm" svg:y="11.414cm">
          <text:p text:style-name="P3"><text:span text:style-name="T1">U4.6</text:span></text:p>
          <draw:enhanced-geometry svg:viewBox="0 0 21600 21600" draw:type="rectangle" draw:enhanced-path="M 0 0 L 21600 0 21600 21600 0 21600 0 0 Z N"/>
        </draw:custom-shape>
        <draw:polyline draw:style-name="gr4" draw:text-style-name="P2" draw:layer="layout" svg:width="5.587cm" svg:height="0.253cm" svg:x="2.143cm" svg:y="11.414cm" svg:viewBox="0 0 5588 254" draw:points="0,254 127,254 127,0 635,0 635,254 1143,254 1143,0 1397,0 1397,254 1651,254 1651,0 2159,0 2159,254 2413,254 2413,0 2667,0 2667,254 3175,254 3175,0 3683,0 3683,254 4191,254 4191,0 4699,0 4699,254 4953,254 4953,0 5207,0 5207,254 5461,254 5461,0 5588,0">
          <text:p/>
        </draw:polyline>
        <draw:polyline draw:style-name="gr4" draw:text-style-name="P2" draw:layer="layout" svg:width="5.587cm" svg:height="0.253cm" svg:x="2.143cm" svg:y="11.922cm" svg:viewBox="0 0 5588 254" draw:points="0,254 254,254 254,0 762,0 762,254 1270,254 1270,0 1524,0 1524,254 1778,254 1778,0 2286,0 2286,254 2540,254 2540,0 2794,0 2794,254 3302,254 3302,0 3810,0 3810,254 4318,254 4318,0 4826,0 4826,254 5080,254 5080,0 5334,0 5334,254 5588,254 5588,0">
          <text:p/>
        </draw:polyline>
        <draw:custom-shape draw:style-name="gr3" draw:text-style-name="P4" draw:layer="layout" svg:width="1.143cm" svg:height="0.254cm" svg:x="1cm" svg:y="11.922cm">
          <text:p text:style-name="P3"><text:span text:style-name="T1">D</text:span></text:p>
          <draw:enhanced-geometry svg:viewBox="0 0 21600 21600" draw:type="rectangle" draw:enhanced-path="M 0 0 L 21600 0 21600 21600 0 21600 0 0 Z N"/>
        </draw:custom-shape>
        <draw:polyline draw:style-name="gr5" draw:text-style-name="P2" draw:layer="layout" svg:width="5.587cm" svg:height="0.253cm" svg:x="2.143cm" svg:y="12.43cm" svg:viewBox="0 0 5588 254" draw:points="0,254 254,254 254,0 762,0 762,254 1270,254 1270,0 1524,0 1524,254 1778,254 1778,0 2286,0 2286,254 2540,254 2540,0 2794,0 2794,254 3302,254 3302,0 3810,0 3810,254 4318,254 4318,0 4826,0 4826,254 5080,254 5080,0 5334,0 5334,254 5588,254 5588,0">
          <text:p/>
        </draw:polyline>
        <draw:custom-shape draw:style-name="gr3" draw:text-style-name="P4" draw:layer="layout" svg:width="1.143cm" svg:height="0.254cm" svg:x="1cm" svg:y="12.43cm">
          <text:p text:style-name="P3"><text:span text:style-name="T1">R</text:span></text:p>
          <draw:enhanced-geometry svg:viewBox="0 0 21600 21600" draw:type="rectangle" draw:enhanced-path="M 0 0 L 21600 0 21600 21600 0 21600 0 0 Z N"/>
        </draw:custom-shape>
        <draw:custom-shape draw:style-name="gr3" draw:text-style-name="P4" draw:layer="layout" svg:width="1.143cm" svg:height="0.254cm" svg:x="1cm" svg:y="12.938cm">
          <text:p text:style-name="P3"><text:span text:style-name="T1">U6.9</text:span></text:p>
          <draw:enhanced-geometry svg:viewBox="0 0 21600 21600" draw:type="rectangle" draw:enhanced-path="M 0 0 L 21600 0 21600 21600 0 21600 0 0 Z N"/>
        </draw:custom-shape>
        <draw:custom-shape draw:style-name="gr3" draw:text-style-name="P4" draw:layer="layout" svg:width="1.143cm" svg:height="0.254cm" svg:x="1cm" svg:y="13.446cm">
          <text:p text:style-name="P3"><text:span text:style-name="T1">U4.3</text:span></text:p>
          <draw:enhanced-geometry svg:viewBox="0 0 21600 21600" draw:type="rectangle" draw:enhanced-path="M 0 0 L 21600 0 21600 21600 0 21600 0 0 Z N"/>
        </draw:custom-shape>
        <draw:custom-shape draw:style-name="gr3" draw:text-style-name="P4" draw:layer="layout" svg:width="1.143cm" svg:height="0.254cm" svg:x="1cm" svg:y="13.954cm">
          <text:p text:style-name="P3"><text:span text:style-name="T1">U7.4</text:span></text:p>
          <draw:enhanced-geometry svg:viewBox="0 0 21600 21600" draw:type="rectangle" draw:enhanced-path="M 0 0 L 21600 0 21600 21600 0 21600 0 0 Z N"/>
        </draw:custom-shape>
        <draw:custom-shape draw:style-name="gr6" draw:text-style-name="P6" draw:layer="layout" svg:width="0.127cm" svg:height="0.254cm" svg:x="2.651cm" svg:y="10.906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4.175cm" svg:y="10.906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4.683cm" svg:y="10.906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3.159cm" svg:y="10.906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3.667cm" svg:y="10.906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5.191cm" svg:y="10.906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6.207cm" svg:y="10.906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5.699cm" svg:y="10.906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6.715cm" svg:y="10.906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7.223cm" svg:y="10.906cm">
          <text:p text:style-name="P5"><text:span text:style-name="T2">1</text:span></text:p>
          <draw:enhanced-geometry svg:viewBox="0 0 21600 21600" draw:type="rectangle" draw:enhanced-path="M 0 0 L 21600 0 21600 21600 0 21600 0 0 Z N"/>
        </draw:custom-shape>
        <draw:polyline draw:style-name="gr5" draw:text-style-name="P2" draw:layer="layout" svg:width="5.714cm" svg:height="0.253cm" svg:x="2.143cm" svg:y="13.954cm" svg:viewBox="0 0 5715 254" draw:points="0,0 254,0 254,254 635,254 635,0 762,0 762,254 1143,254 1143,0 1270,0 1270,254 1651,254 1651,0 1778,0 1778,254 2032,254 2159,254 2159,0 2286,0 2286,254 2667,254 2667,0 2794,0 2794,254 3175,254 3175,0 3302,0 3302,254 3683,254 3683,0 3810,0 3810,254 4191,254 4191,0 4318,0 4318,254 4699,254 4699,0 4826,0 4826,254 5207,254 5207,0 5334,0 5334,254 5715,254 5715,0">
          <text:p/>
        </draw:polyline>
        <draw:polyline draw:style-name="gr5" draw:text-style-name="P2" draw:layer="layout" svg:width="5.714cm" svg:height="0.253cm" svg:x="2.143cm" svg:y="12.938cm" svg:viewBox="0 0 5715 254" draw:points="0,254 635,254 635,0 1143,0 1143,254 2159,254 2159,0 3175,0 3175,254 3683,254 3683,0 4191,0 4191,254 4699,254 4699,0 5715,0">
          <text:p/>
        </draw:polyline>
        <draw:polyline draw:style-name="gr5" draw:text-style-name="P2" draw:layer="layout" svg:width="5.714cm" svg:height="0.253cm" svg:x="2.143cm" svg:y="13.446cm" svg:viewBox="0 0 5715 254" draw:points="0,254 254,254 254,0 635,0 635,254 762,254 762,0 1143,0 1143,254 1270,254 1270,0 1524,0 1524,254 1778,254 1778,0 2159,0 2159,254 2286,254 2286,0 2540,0 2540,254 2794,254 2794,0 3175,0 3175,254 3302,254 3302,0 3683,0 3683,254 3810,254 3810,0 4191,0 4191,254 4318,254 4318,0 4699,0 4699,254 4826,254 4826,0 5080,0 5080,254 5334,254 5334,0 5588,0 5588,254 5715,254">
          <text:p/>
        </draw:polyline>
        <draw:custom-shape draw:style-name="gr3" draw:text-style-name="P4" draw:layer="layout" svg:width="1.143cm" svg:height="0.254cm" svg:x="1cm" svg:y="14.462cm">
          <text:p text:style-name="P3"><text:span text:style-name="T1">RxD</text:span></text:p>
          <draw:enhanced-geometry svg:viewBox="0 0 21600 21600" draw:type="rectangle" draw:enhanced-path="M 0 0 L 21600 0 21600 21600 0 21600 0 0 Z N"/>
        </draw:custom-shape>
        <draw:custom-shape draw:style-name="gr6" draw:text-style-name="P6" draw:layer="layout" svg:width="0.127cm" svg:height="0.254cm" svg:x="2.905cm" svg:y="14.462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4.429cm" svg:y="14.462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4.937cm" svg:y="14.462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3.413cm" svg:y="14.462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3.921cm" svg:y="14.462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5.445cm" svg:y="14.462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6.461cm" svg:y="14.462cm">
          <text:p text:style-name="P5"><text:span text:style-name="T2">0</text:span></text:p>
          <draw:enhanced-geometry svg:viewBox="0 0 21600 21600" draw:type="rectangle" draw:enhanced-path="M 0 0 L 21600 0 21600 21600 0 21600 0 0 Z N"/>
        </draw:custom-shape>
        <draw:custom-shape draw:style-name="gr6" draw:text-style-name="P6" draw:layer="layout" svg:width="0.127cm" svg:height="0.254cm" svg:x="5.953cm" svg:y="14.462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6.969cm" svg:y="14.462cm">
          <text:p text:style-name="P5"><text:span text:style-name="T2">1</text:span></text:p>
          <draw:enhanced-geometry svg:viewBox="0 0 21600 21600" draw:type="rectangle" draw:enhanced-path="M 0 0 L 21600 0 21600 21600 0 21600 0 0 Z N"/>
        </draw:custom-shape>
        <draw:custom-shape draw:style-name="gr6" draw:text-style-name="P6" draw:layer="layout" svg:width="0.127cm" svg:height="0.254cm" svg:x="7.477cm" svg:y="14.462cm">
          <text:p text:style-name="P5"><text:span text:style-name="T2">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08T18:19:33.079474204</meta:creation-date>
    <dc:date>2023-12-11T08:05:11.471975209</dc:date>
    <meta:editing-duration>PT16M51S</meta:editing-duration>
    <meta:editing-cycles>4</meta:editing-cycles>
    <meta:generator>LibreOffice/7.3.7.2$Linux_X86_64 LibreOffice_project/30$Build-2</meta:generator>
    <meta:document-statistic meta:object-count="40"/>
  </office:meta>
</office:document-meta>
</file>